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P5" style:family="paragraph" style:parent-style-name="Standard">
      <style:text-properties fo:color="#ce181e" fo:font-weight="bold" style:font-weight-asian="bold"/>
    </style:style>
    <style:style style:name="P6" style:family="paragraph" style:parent-style-name="Standard">
      <style:text-properties fo:background-color="#ffffff"/>
    </style:style>
    <style:style style:name="T1" style:family="text">
      <style:text-properties fo:font-weight="bold" style:font-weight-asian="bold"/>
    </style:style>
    <style:style style:name="T2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1</text:p>
      <text:p text:style-name="P1"/>
      <text:p text:style-name="P1">Q 1 - What is spring?</text:p>
      <text:p text:style-name="P4">A - Spring is an open source development framework for enterprise Java.</text:p>
      <text:p text:style-name="Standard">B - Spring is a proprietary framework.</text:p>
      <text:p text:style-name="Standard">C - Spring is a development framework for .Net applications.</text:p>
      <text:p text:style-name="Standard">D - Spring is a development framework for PHP based applications.</text:p>
      <text:p text:style-name="P1"/>
      <text:p text:style-name="P5"/>
      <text:p text:style-name="P1"><text:span text:style-name="T2">Q 2</text:span> - Which of the following is correct assertion about spring?</text:p>
      <text:p text:style-name="Standard">A - Spring enables developers to develop enterprise-class applications using POJOs.</text:p>
      <text:p text:style-name="Standard">B - Spring is organized in a modular fashion.</text:p>
      <text:p text:style-name="Standard">C - Testing an application written with spring is simple because environment-dependent code is</text:p>
      <text:p text:style-name="Standard">moved into this framework.</text:p>
      <text:p text:style-name="P4">D - All of above.</text:p>
      <text:p text:style-name="Standard"/>
      <text:p text:style-name="P1"/>
      <text:p text:style-name="P1">Q 3 - What is Dependency Injection?</text:p>
      <text:p text:style-name="P4">A - It is a design pattern which implements Inversion of Control for software applications.</text:p>
      <text:p text:style-name="Standard">B - It is one of the spring module.</text:p>
      <text:p text:style-name="Standard">C - It is a technique to get dependencies of any project.</text:p>
      <text:p text:style-name="Standard">D - It is used to promote tight coupling in code.</text:p>
      <text:p text:style-name="Standard"/>
      <text:p text:style-name="Standard"/>
      <text:p text:style-name="P1">Q 4 - Which of the following is correct about dependency injection?</text:p>
      <text:p text:style-name="P4">A - It helps in decoupling application objects from each other.</text:p>
      <text:p text:style-name="Standard">B - It helps in deciding the dependencies of objects.</text:p>
      <text:p text:style-name="Standard">C - It stores objects states in database.</text:p>
      <text:p text:style-name="Standard">D - It stores object states in file system.</text:p>
      <text:p text:style-name="P1"/>
      <text:p text:style-name="P1"/>
      <text:p text:style-name="P1">Q 5 - What AOP stands for?</text:p>
      <text:p text:style-name="P4">A - Aspect Oriented Programming</text:p>
      <text:p text:style-name="Standard">B - Any Object Programming</text:p>
      <text:p text:style-name="Standard">C - Asset Oriented Programming</text:p>
      <text:p text:style-name="Standard">D - Asset Oriented Protocol</text:p>
      <text:p text:style-name="P1"/>
      <text:p text:style-name="P1"/>
      <text:p text:style-name="P1"><text:span text:style-name="T2">Q 6 </text:span>- What is true about cross-cutting concerns?</text:p>
      <text:p text:style-name="P4">A - The functions that span multiple points of an application are called cross cutting concerns.</text:p>
      <text:p text:style-name="Standard">B - Cross-cutting concerns are conceptually separate from the application's business logic.</text:p>
      <text:p text:style-name="Standard">C - Logging is one of the examples of cross cutting concerns.</text:p>
      <text:p text:style-name="P6">D - All of the above.</text:p>
      <text:p text:style-name="Standard"/>
      <text:p text:style-name="Standard"><text:soft-page-break/></text:p>
      <text:p text:style-name="P1"><text:span text:style-name="T2">Q 7</text:span> - Which are the modules of core container?</text:p>
      <text:p text:style-name="P4">A - Beans, Core, Context, SpEL</text:p>
      <text:p text:style-name="Standard">B - Core, Context, ORM, Web</text:p>
      <text:p text:style-name="Standard">C - Core, Context, Aspects, Test</text:p>
      <text:p text:style-name="Standard">D - Bean, Core, Context, Test</text:p>
      <text:p text:style-name="Standard"/>
      <text:p text:style-name="Standard"/>
      <text:p text:style-name="P1">Q 8 - Which are the modules of Data Access/ integration layer?</text:p>
      <text:p text:style-name="P4">A - JDBC, ORM, OXM, JMS, Transactions</text:p>
      <text:p text:style-name="Standard">B - JDBC, ORM, OXM, JMS</text:p>
      <text:p text:style-name="Standard">C - JDBC, ORM, Web, Beans</text:p>
      <text:p text:style-name="Standard">D - JDBC, ORM, OXM, JMS</text:p>
      <text:p text:style-name="Standard"/>
      <text:p text:style-name="Standard"/>
      <text:p text:style-name="P1">Q 9 - Which are the modules of Web layer?</text:p>
      <text:p text:style-name="P4">A - WebSocket, Servlet, Web, Portlet</text:p>
      <text:p text:style-name="Standard">B - WebSocket, Servlet, Web-MVC, Web</text:p>
      <text:p text:style-name="Standard">C - HTML, JSP, WEB, Portlet</text:p>
      <text:p text:style-name="Standard">D - HTML, Servlet, WEB, Portlet</text:p>
      <text:p text:style-name="Standard"/>
      <text:p text:style-name="Standard"/>
      <text:p text:style-name="P1">Q 10 - Which of the statement is not correct?</text:p>
      <text:p text:style-name="Standard">A - Core and beans modules provide the fundamental parts of the framework, including</text:p>
      <text:p text:style-name="Standard">Dependency Injection feature.</text:p>
      <text:p text:style-name="Standard">B - The SpEL module provides a powerful Expression Language for querying and manipulating an</text:p>
      <text:p text:style-name="Standard">object graph at runtime.</text:p>
      <text:p text:style-name="Standard">C - Aspects module provides integration with AspectJ.</text:p>
      <text:p text:style-name="P4">D - None of the above.</text:p>
      <text:p text:style-name="Standard"/>
      <text:p text:style-name="Standard"/>
      <text:p text:style-name="P1">Q 11 - Which of the statement is correct?</text:p>
      <text:p text:style-name="Standard">A - The JDBC module provides a JDBC-abstraction layer that removes the need to do tedious JDBC</text:p>
      <text:p text:style-name="Standard">related coding.</text:p>
      <text:p text:style-name="Standard">B - The ORM module provides integration layers for popular object-relational mapping APIs,</text:p>
      <text:p text:style-name="Standard">including JPA, JDO, Hibernate, and iBatis.</text:p>
      <text:p text:style-name="Standard">C - The Java Messaging Service JMS module contains features for producing and consuming</text:p>
      <text:p text:style-name="Standard">messages.</text:p>
      <text:p text:style-name="P4">D - All of the above.</text:p>
      <text:p text:style-name="Standard"/>
      <text:p text:style-name="Standard"/>
      <text:p text:style-name="P1">Q 12 - Which of the statement is correct?</text:p>
      <text:p text:style-name="Standard"><text:soft-page-break/>A - The AOP module provides aspect-oriented programming implementation allowing you to</text:p>
      <text:p text:style-name="Standard">define method-interceptors and pointcuts to cleanly decouple code that implements functionality</text:p>
      <text:p text:style-name="Standard">that should be separated.</text:p>
      <text:p text:style-name="Standard">B - The Aspects module provides integration with AspectJ - Which is again a powerful and mature</text:p>
      <text:p text:style-name="Standard">aspect oriented programming AOP framework.</text:p>
      <text:p text:style-name="Standard">C - The Instrumentation module provides class instrumentation support and class loader</text:p>
      <text:p text:style-name="Standard">implementations to be used in certain application servers.</text:p>
      <text:p text:style-name="P4">D - All of the above.</text:p>
      <text:p text:style-name="Standard"/>
      <text:p text:style-name="Standard"/>
      <text:p text:style-name="P1">Q 13 - What types of Dependency injection does spring supports?</text:p>
      <text:p text:style-name="P4">A - Constructor based, Setter based</text:p>
      <text:p text:style-name="Standard">B - Constructor based, Setter based, Getter Based</text:p>
      <text:p text:style-name="Standard">C - Setter based, Getter based, Properties based</text:p>
      <text:p text:style-name="Standard">D - Constructor based, Setter based, Properties based</text:p>
      <text:p text:style-name="Standard"/>
      <text:p text:style-name="Standard"/>
      <text:p text:style-name="P1">Q 14 - Which are the IoC containers in Spring?</text:p>
      <text:p text:style-name="P4">A - BeanFactory, ApplicationContext</text:p>
      <text:p text:style-name="Standard">B - BeanFactory, ApplicationContext, IocContextFactory</text:p>
      <text:p text:style-name="Standard">C - BeanFactory, BeanContext, IocContextFactory</text:p>
      <text:p text:style-name="Standard">D - BeanFactory, ApplicationContext, BeanContext</text:p>
      <text:p text:style-name="Standard"/>
      <text:p text:style-name="Standard"/>
      <text:p text:style-name="P1">Q 15 - Which is the correct implementation class of BeanFactory?</text:p>
      <text:p text:style-name="P4">A - XmlBeanFactory</text:p>
      <text:p text:style-name="Standard">B - ClassPathBeanFactory</text:p>
      <text:p text:style-name="Standard">C - FileSystemBeanFactory</text:p>
      <text:p text:style-name="Standard">D – AdvancedBeanFactory</text:p>
      <text:p text:style-name="Standard"/>
      <text:p text:style-name="Standard"/>
      <text:p text:style-name="P1">Q 16 - Which are the correct implementation classes of ApplicationContext?</text:p>
      <text:p text:style-name="P4">A - FileSystemXmlApplicationContext, ClassPathXmlApplicationContext,</text:p>
      <text:p text:style-name="P4">WebXmlApplicationContext</text:p>
      <text:p text:style-name="Standard">B - FileSystemApplicationContext, ClassPathApplicationContext, WebApplicationContext</text:p>
      <text:p text:style-name="Standard">C - AdvancedApplicationContext, FileApplicationContext</text:p>
      <text:p text:style-name="Standard">D - FileSystemApplicationContext, ClassPathApplicationContext</text:p>
      <text:p text:style-name="Standard"/>
      <text:p text:style-name="Standard"/>
      <text:p text:style-name="Standard"/>
      <text:p text:style-name="P1">Q 17 - Which of the following stands true for spring beans?</text:p>
      <text:p text:style-name="Standard">A - Spring beans are managed by the Spring IoC container.</text:p>
      <text:p text:style-name="Standard">B - Spring beans are instantiated, assembled, and otherwise managed by a Spring IoC <text:soft-page-break/>container.</text:p>
      <text:p text:style-name="Standard">C - Spring beans are simple POJOs.</text:p>
      <text:p text:style-name="P4">D - All of the above.</text:p>
      <text:p text:style-name="Standard"/>
      <text:p text:style-name="Standard"/>
      <text:p text:style-name="P1">Q 18 - Which is the way to provide configuration metadata to spring?</text:p>
      <text:p text:style-name="Standard">A - XML Based configuration file.</text:p>
      <text:p text:style-name="Standard">B - Annotation based configuration.</text:p>
      <text:p text:style-name="Standard">C - Java based configuration.</text:p>
      <text:p text:style-name="P4">D - All of the above.</text:p>
      <text:p text:style-name="Standard"/>
      <text:p text:style-name="Standard"/>
      <text:p text:style-name="P1">Q 19 - What is bean scope?</text:p>
      <text:p text:style-name="P4">A - Bean scope forces Spring to produce a new bean instance as per the scope defined.</text:p>
      <text:p text:style-name="Standard">B - Bean scope defines the accessibility of bean in a java class.</text:p>
      <text:p text:style-name="Standard">C - Bean scope defines the accessibility of bean in a java package.</text:p>
      <text:p text:style-name="Standard">D - Bean scope defines the accessibility of bean in a web application.</text:p>
      <text:p text:style-name="Standard"/>
      <text:p text:style-name="Standard"/>
      <text:p text:style-name="P1">Q 20 - What is singleton scope?</text:p>
      <text:p text:style-name="P4">A - This scopes the bean definition to a single instance per Spring IoC container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<text:span text:style-name="T1">.</text:span></text:p>
      <text:p text:style-name="P1"/>
      <text:p text:style-name="P1"/>
      <text:p text:style-name="P1">Q 21 - What is prototype scope?</text:p>
      <text:p text:style-name="P4">A - This scopes a single bean definition to have any number of object instances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.</text:p>
      <text:p text:style-name="Standard"/>
      <text:p text:style-name="Standard"/>
      <text:p text:style-name="P1">Q 22 - What is request scope?</text:p>
      <text:p text:style-name="P4">A - This scopes a bean definition to an HTTP request.</text:p>
      <text:p text:style-name="Standard">B - This scopes the bean definition to Spring IoC container.</text:p>
      <text:p text:style-name="Standard">C - This scopes the bean definition to HTTP Session.</text:p>
      <text:p text:style-name="Standard">D - This scopes the bean definition HTTP Application/ Global session.</text:p>
      <text:p text:style-name="Standard"/>
      <text:p text:style-name="Standard"/>
      <text:p text:style-name="P1">Q 23 - What is session scope?</text:p>
      <text:p text:style-name="P4">A - This scopes a bean definition to an HTTP session.</text:p>
      <text:p text:style-name="Standard">B - This scopes the bean definition to Spring IoC container.</text:p>
      <text:p text:style-name="Standard">C - This scopes the bean definition to HTTP request.</text:p>
      <text:p text:style-name="Standard"><text:soft-page-break/>D - This scopes the bean definition to HTTP Application/ Global session.</text:p>
      <text:p text:style-name="Standard"/>
      <text:p text:style-name="Standard"/>
      <text:p text:style-name="P1">Q 24 - What is global-session scope?</text:p>
      <text:p text:style-name="P4">A - This scopes a bean definition to an HTTP Application/ Global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Session.</text:p>
      <text:p text:style-name="Standard"/>
      <text:p text:style-name="Standard"/>
      <text:p text:style-name="P1">Q 25 - What is default scope of bean in Spring framework?</text:p>
      <text:p text:style-name="P4">A - singleton</text:p>
      <text:p text:style-name="Standard">B - prototype</text:p>
      <text:p text:style-name="Standard">C - request</text:p>
      <text:p text:style-name="Standard">D – ses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9T09:56:19.400317154</dc:date>
    <meta:editing-duration>PT3M18S</meta:editing-duration>
    <meta:editing-cycles>1</meta:editing-cycles>
    <meta:document-statistic meta:table-count="0" meta:image-count="0" meta:object-count="0" meta:page-count="5" meta:paragraph-count="137" meta:word-count="1185" meta:character-count="6770" meta:non-whitespace-character-count="5720"/>
  </office:meta>
</office:document-meta>
</file>